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1pt" officeooo:rsid="00096cc3" officeooo:paragraph-rsid="00096cc3" style:font-size-asian="11pt" style:font-size-complex="11pt"/>
    </style:style>
    <style:style style:name="P2" style:family="paragraph" style:parent-style-name="Standard">
      <style:text-properties style:font-name="Calibri" fo:font-size="12pt" fo:font-weight="bold" officeooo:rsid="000b5a6d" officeooo:paragraph-rsid="000b5a6d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Calibri" fo:font-size="12pt" officeooo:rsid="000b5a6d" officeooo:paragraph-rsid="000b5a6d" style:font-size-asian="12pt" style:font-size-complex="12pt"/>
    </style:style>
    <style:style style:name="P4" style:family="paragraph" style:parent-style-name="Standard">
      <style:text-properties style:font-name="Calibri" fo:font-size="12pt" officeooo:rsid="00096cc3" officeooo:paragraph-rsid="00096cc3" style:font-size-asian="12pt" style:font-size-complex="12pt"/>
    </style:style>
    <style:style style:name="P5" style:family="paragraph" style:parent-style-name="Standard">
      <style:text-properties style:font-name="Calibri" fo:font-size="12pt" officeooo:rsid="000d4b54" officeooo:paragraph-rsid="000d4b54" style:font-size-asian="12pt" style:font-size-complex="12pt"/>
    </style:style>
    <style:style style:name="T1" style:family="text">
      <style:text-properties officeooo:rsid="0009886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0d4b54"/>
    </style:style>
    <style:style style:name="T5" style:family="text">
      <style:text-properties officeooo:rsid="000eaa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nagallis</text:h>
      <text:p text:style-name="P1"/>
      <text:p text:style-name="P2">Notes</text:p>
      <text:p text:style-name="P3"/>
      <text:p text:style-name="P4">Root system parametrisation is presented in Leitner et al. <text:span text:style-name="T1">(</text:span>2010<text:span text:style-name="T1">)</text:span>. The root system was only parametrised by visual comparison (to <text:span text:style-name="T4">L. </text:span>Kutschera <text:span text:style-name="T4">1960</text:span>).</text:p>
      <text:p text:style-name="P4"/>
      <text:p text:style-name="P4"/>
      <text:p text:style-name="P3"><text:span text:style-name="T2">References</text:span> </text:p>
      <text:p text:style-name="P3"/>
      <text:p text:style-name="P3">Leitner, D., Klepsch, S., <text:s/>Knieß, A., Schnepf A. (2010) The algorithmic beauty of plant roots–an L-system model for dynamic root growth simulation. <text:span text:style-name="T3">Mathematical and Computer Modelling of Dynamical Systems </text:span>16 (6), 575-587</text:p>
      <text:p text:style-name="P3"/>
      <text:p text:style-name="P5">Kutschera, L. <text:span text:style-name="T3">Wurzelatlas mitteleuropäischer Ackerunkräuter und Kulturpflanzen</text:span>, DLG-Verlag,</text:p>
      <text:p text:style-name="P5">Frankfurt,1960.</text:p>
      <text:p text:style-name="P3"/>
      <text:p text:style-name="P4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Leitner</meta:initial-creator>
    <meta:creation-date>2016-06-10T10:08:29.778046155</meta:creation-date>
    <dc:date>2016-06-10T10:21:52.914409638</dc:date>
    <dc:creator>Daniel Leitner</dc:creator>
    <meta:editing-duration>PT13M20S</meta:editing-duration>
    <meta:editing-cycles>6</meta:editing-cycles>
    <meta:generator>LibreOffice/4.3.3.2$Linux_X86_64 LibreOffice_project/430m0$Build-2</meta:generator>
    <meta:document-statistic meta:table-count="0" meta:image-count="0" meta:object-count="0" meta:page-count="1" meta:paragraph-count="7" meta:word-count="68" meta:character-count="500" meta:non-whitespace-character-count="438"/>
  </office:meta>
</office:document-meta>
</file>